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" fo:font-size="18pt" fo:font-weight="normal" officeooo:rsid="001510e8" officeooo:paragraph-rsid="001510e8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 Light" fo:font-size="12pt" fo:font-weight="normal" officeooo:rsid="001510e8" officeooo:paragraph-rsid="001510e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 Light" fo:font-size="12pt" fo:font-weight="normal" officeooo:rsid="001960ed" officeooo:paragraph-rsid="001960e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Light" fo:font-size="12pt" fo:font-weight="normal" officeooo:rsid="001bed99" officeooo:paragraph-rsid="001bed9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Light" fo:font-size="12pt" fo:font-weight="normal" officeooo:rsid="001ea7e1" officeooo:paragraph-rsid="001ea7e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Light" fo:font-size="12pt" fo:font-weight="normal" officeooo:rsid="001ea7e1" officeooo:paragraph-rsid="001f1f0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 Light" fo:font-size="12pt" fo:font-weight="normal" officeooo:rsid="001ea7e1" officeooo:paragraph-rsid="002ae21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 Light" fo:font-size="12pt" fo:font-weight="normal" officeooo:rsid="001ea7e1" officeooo:paragraph-rsid="0051795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 Light" fo:font-size="12pt" fo:font-weight="normal" officeooo:rsid="002b2dc9" officeooo:paragraph-rsid="002b2dc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 Light" fo:font-size="12pt" fo:font-weight="normal" officeooo:rsid="002d4065" officeooo:paragraph-rsid="002d406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 Light" fo:font-size="12pt" fo:font-weight="normal" officeooo:rsid="002e28d8" officeooo:paragraph-rsid="002e28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12pt" fo:font-weight="normal" officeooo:rsid="002e28d8" officeooo:paragraph-rsid="0058b0e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 Light" fo:font-size="12pt" fo:font-weight="normal" officeooo:rsid="003852da" officeooo:paragraph-rsid="003a561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12pt" fo:font-weight="normal" officeooo:rsid="003d2104" officeooo:paragraph-rsid="003d210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Light" fo:font-size="12pt" fo:font-weight="normal" officeooo:rsid="002ae21a" officeooo:paragraph-rsid="002ae21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Light" fo:font-size="12pt" fo:font-weight="normal" officeooo:rsid="003160f3" officeooo:paragraph-rsid="00335c2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 Light" fo:font-size="12pt" fo:font-weight="normal" officeooo:rsid="0024ad42" officeooo:paragraph-rsid="0051795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 Light" fo:font-size="12pt" fo:font-weight="normal" officeooo:rsid="0046c12a" officeooo:paragraph-rsid="005437e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 Light" fo:font-size="12pt" fo:font-weight="normal" officeooo:rsid="0055d553" officeooo:paragraph-rsid="0055d55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 Light" fo:font-size="12pt" fo:font-weight="bold" officeooo:rsid="001583d7" officeooo:paragraph-rsid="001583d7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 Light" fo:font-size="12pt" fo:font-weight="bold" officeooo:rsid="0046c12a" officeooo:paragraph-rsid="0046c12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 Light" fo:font-size="12pt" fo:font-weight="normal" officeooo:rsid="0055d553" officeooo:paragraph-rsid="0058b0e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 Light" fo:font-size="12pt" fo:font-weight="normal" officeooo:rsid="003d2104" officeooo:paragraph-rsid="003d210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 Light" fo:font-size="12pt" fo:font-weight="normal" officeooo:rsid="002e28d8" officeooo:paragraph-rsid="0058b0e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7d3b"/>
    </style:style>
    <style:style style:name="T4" style:family="text">
      <style:text-properties officeooo:rsid="001f1f02"/>
    </style:style>
    <style:style style:name="T5" style:family="text">
      <style:text-properties officeooo:rsid="001f316b"/>
    </style:style>
    <style:style style:name="T6" style:family="text">
      <style:text-properties officeooo:rsid="0025d592"/>
    </style:style>
    <style:style style:name="T7" style:family="text">
      <style:text-properties officeooo:rsid="002ae21a"/>
    </style:style>
    <style:style style:name="T8" style:family="text">
      <style:text-properties officeooo:rsid="00302412"/>
    </style:style>
    <style:style style:name="T9" style:family="text">
      <style:text-properties officeooo:rsid="003071e1"/>
    </style:style>
    <style:style style:name="T10" style:family="text">
      <style:text-properties officeooo:rsid="003160f3"/>
    </style:style>
    <style:style style:name="T11" style:family="text">
      <style:text-properties officeooo:rsid="0039e608"/>
    </style:style>
    <style:style style:name="T12" style:family="text">
      <style:text-properties officeooo:rsid="003a3e05"/>
    </style:style>
    <style:style style:name="T13" style:family="text">
      <style:text-properties officeooo:rsid="0042e4fa"/>
    </style:style>
    <style:style style:name="T14" style:family="text">
      <style:text-properties officeooo:rsid="0043907b"/>
    </style:style>
    <style:style style:name="T15" style:family="text">
      <style:text-properties officeooo:rsid="00485d38"/>
    </style:style>
    <style:style style:name="T16" style:family="text">
      <style:text-properties officeooo:rsid="004fd8e8"/>
    </style:style>
    <style:style style:name="T17" style:family="text">
      <style:text-properties officeooo:rsid="00514b75"/>
    </style:style>
    <style:style style:name="T18" style:family="text">
      <style:text-properties officeooo:rsid="0052659c"/>
    </style:style>
    <style:style style:name="T19" style:family="text">
      <style:text-properties officeooo:rsid="0052b313"/>
    </style:style>
    <style:style style:name="T20" style:family="text">
      <style:text-properties officeooo:rsid="0055d553"/>
    </style:style>
    <style:style style:name="T21" style:family="text">
      <style:text-properties officeooo:rsid="0057ee28"/>
    </style:style>
    <style:style style:name="T22" style:family="text">
      <style:text-properties officeooo:rsid="00596068"/>
    </style:style>
    <style:style style:name="T23" style:family="text">
      <style:text-properties officeooo:rsid="005aed9e"/>
    </style:style>
    <style:style style:name="T24" style:family="text">
      <style:text-properties officeooo:rsid="005d80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urriculum <text:span text:style-name="T1">V</text:span>itae</text:p>
      <text:p text:style-name="P2"/>
      <text:p text:style-name="P2">Name: <text:tab/>Avi Dutta</text:p>
      <text:p text:style-name="P2">Email-id: <text:tab/><text:a xlink:type="simple" xlink:href="mailto:avidutta1@gmail.com">avidutta1@gmail.com</text:a></text:p>
      <text:p text:style-name="P2">Phone No.:<text:tab/> 9591327175</text:p>
      <text:p text:style-name="P2">Age:<text:tab/><text:tab/>19 years</text:p>
      <text:p text:style-name="P3"/>
      <text:p text:style-name="P3">College:<text:tab/>Manipal Institute of Technology</text:p>
      <text:p text:style-name="P3">Branch:<text:tab/>Computer Science</text:p>
      <text:p text:style-name="P4">Year:<text:tab/><text:tab/>2</text:p>
      <text:p text:style-name="P4"/>
      <text:p text:style-name="P21">Interests:</text:p>
      <text:p text:style-name="P18"><text:tab/>I wish to develop a skillset consisting of various fields such as <text:span text:style-name="T15">Algorithms, <text:tab/>Cryptography, Software Development, Modelling, Machine Learning, and Artificial Intelligence<text:tab/>.</text:span></text:p>
      <text:p text:style-name="P3"/>
      <text:p text:style-name="P20"><text:span text:style-name="T3">Technical Skills</text:span><text:span text:style-name="T2">:</text:span></text:p>
      <text:p text:style-name="P20"/>
      <text:p text:style-name="P5">Programming:</text:p>
      <text:p text:style-name="P8"><text:tab/><text:span text:style-name="T4">Main Languages – Java and C++</text:span></text:p>
      <text:p text:style-name="P6"><text:tab/><text:tab/><text:span text:style-name="T5">Competitive coding</text:span></text:p>
      <text:p text:style-name="P6"><text:tab/><text:tab/><text:span text:style-name="T6">Game development</text:span></text:p>
      <text:p text:style-name="P17"><text:tab/><text:tab/>Software development</text:p>
      <text:p text:style-name="P6"><text:tab/><text:tab/><text:span text:style-name="T17">Application Development for Android and Windows</text:span></text:p>
      <text:p text:style-name="P6"><text:tab/><text:span text:style-name="T7">Other Languages:</text:span></text:p>
      <text:p text:style-name="P6"><text:tab/><text:tab/><text:span text:style-name="T16">Haskell</text:span></text:p>
      <text:p text:style-name="P7"><text:tab/><text:tab/><text:span text:style-name="T7">Python</text:span></text:p>
      <text:p text:style-name="P15"><text:tab/><text:tab/>C</text:p>
      <text:p text:style-name="P7"><text:tab/><text:tab/><text:span text:style-name="T7">C#</text:span></text:p>
      <text:p text:style-name="P19">Design:</text:p>
      <text:p text:style-name="P19"><text:tab/>Web – <text:span text:style-name="T21">Html/</text:span>CSS</text:p>
      <text:p text:style-name="P19"><text:tab/><text:span text:style-name="T21">Inkscape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">Past experiences / Achievements</text:span>:</text:p>
      <text:p text:style-name="P9"/>
      <text:p text:style-name="P10">School:</text:p>
      <text:p text:style-name="P10"><text:tab/>Co-organised Delhi's biggest interschool Computer Science competition – MINET <text:tab/>(competitive coding team).</text:p>
      <text:p text:style-name="P11">College:</text:p>
      <text:p text:style-name="P11"><text:tab/>Winner of Kaiser (coding competition organised by IE CSE Manipal).</text:p>
      <text:p text:style-name="P16"><text:tab/>Co-organiser of Prometheus – IE CSE Manipal's annual technical fest.</text:p>
      <text:p text:style-name="P11"><text:tab/><text:span text:style-name="T8">Part of IE CSE Manipal's Management Committee.</text:span></text:p>
      <text:p text:style-name="P11"><text:tab/><text:span text:style-name="T10">Co-organiser of Cryptoss – Computer Science event of Tech Tatva – MIT Manipal's <text:tab/>annual technical fest.</text:span></text:p>
      <text:p text:style-name="P11"><text:tab/><text:span text:style-name="T9">Conducted several Codemeets – sessions related to competitive coding in C++.</text:span></text:p>
      <text:p text:style-name="P13"><text:tab/>Conducted several workshops about <text:span text:style-name="T11">GUI</text:span> <text:span text:style-name="T12">implementation</text:span> in Java.</text:p>
      <text:p text:style-name="P11"><text:tab/><text:span text:style-name="T9">Conducted several workshops about Data Structures.</text:span></text:p>
      <text:p text:style-name="P11"><text:tab/><text:span text:style-name="T13">Participated and won Microsoft Hackathon: an event about App Development in <text:tab/>Windows, associated with the Digital India Initiative.</text:span></text:p>
      <text:p text:style-name="P11"><text:tab/><text:span text:style-name="T18">Participated and completed Microsoft's Code.Fun.Do Hackathon.</text:span></text:p>
      <text:p text:style-name="P11"><text:tab/><text:span text:style-name="T23">Part of FOSSEE Manipal – Contributing to open source projects associated with IIT - <text:tab/>Bombay.</text:span></text:p>
      <text:p text:style-name="P11"><text:tab/><text:span text:style-name="T19">Winner of #incode coding competition, by IEEE.</text:span></text:p>
      <text:p text:style-name="P12"><text:tab/><text:span text:style-name="T20">Worked as a freelancer: App Development,</text:span></text:p>
      <text:p text:style-name="P22"><text:tab/><text:tab/><text:tab/><text:tab/> <text:s text:c="7"/>Web Development</text:p>
      <text:p text:style-name="P22"><text:tab/><text:tab/><text:tab/><text:tab/> <text:s text:c="7"/>and Design.</text:p>
      <text:p text:style-name="P12"><text:tab/><text:span text:style-name="T23">Worked on eSim – a virtual Electronics lab.</text:span></text:p>
      <text:p text:style-name="P12"><text:tab/><text:span text:style-name="T22">Made several games.</text:span></text:p>
      <text:p text:style-name="P12"><text:tab/><text:span text:style-name="T24">Worked as a main developer with the Italian Mars Society.</text:span></text:p>
      <text:p text:style-name="P11"/>
      <text:p text:style-name="P14">Miscellaneous:</text:p>
      <text:p text:style-name="P14"><text:tab/>Taught <text:span text:style-name="T14">C++ to </text:span>students of Classes 11 and 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0:01:46.575697475</meta:creation-date>
    <dc:date>2016-04-12T16:11:57.325405449</dc:date>
    <meta:editing-duration>PT50M17S</meta:editing-duration>
    <meta:editing-cycles>77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243" meta:character-count="1830" meta:non-whitespace-character-count="1554"/>
  </office:meta>
</office:document-meta>
</file>